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02in"/>
    </style:style>
    <style:style style:name="co2" style:family="table-column">
      <style:table-column-properties fo:break-before="auto" style:column-width="1.6075in"/>
    </style:style>
    <style:style style:name="co3" style:family="table-column">
      <style:table-column-properties fo:break-before="auto" style:column-width="2.4709in"/>
    </style:style>
    <style:style style:name="co4" style:family="table-column">
      <style:table-column-properties fo:break-before="auto" style:column-width="1.1484in"/>
    </style:style>
    <style:style style:name="co5" style:family="table-column">
      <style:table-column-properties fo:break-before="auto" style:column-width="0.9409in"/>
    </style:style>
    <style:style style:name="co6" style:family="table-column">
      <style:table-column-properties fo:break-before="auto" style:column-width="2.4047in"/>
    </style:style>
    <style:style style:name="co7" style:family="table-column">
      <style:table-column-properties fo:break-before="auto" style:column-width="1.059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0701in"/>
    </style:style>
    <style:style style:name="co10" style:family="table-column">
      <style:table-column-properties fo:break-before="auto" style:column-width="6.707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Parts</text:p>
          </table:table-cell>
          <table:table-cell office:value-type="string">
            <text:p>Description</text:p>
          </table:table-cell>
          <table:table-cell office:value-type="string">
            <text:p>Price for 1</text:p>
          </table:table-cell>
          <table:table-cell table:style-name="Default" office:value-type="string">
            <text:p>Price for 100</text:p>
          </table:table-cell>
          <table:table-cell table:style-name="Default" office:value-type="string">
            <text:p>Price for 1000</text:p>
          </table:table-cell>
          <table:table-cell office:value-type="string">
            <text:p>LCSC PN</text:p>
          </table:table-cell>
          <table:table-cell office:value-type="string">
            <text:p>Link</text:p>
          </table:table-cell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PINHD-1X4</text:p>
          </table:table-cell>
          <table:table-cell office:value-type="string">
            <text:p>1X04</text:p>
          </table:table-cell>
          <table:table-cell office:value-type="string">
            <text:p>JP4</text:p>
          </table:table-cell>
          <table:table-cell office:value-type="string">
            <text:p>Pin header 1x4 for 0.1 spacing</text:p>
          </table:table-cell>
          <table:table-cell/>
          <table:table-cell office:value-type="currency" office:currency="USD" office:value="1.13">
            <text:p>$1.13</text:p>
          </table:table-cell>
          <table:table-cell office:value-type="currency" office:currency="USD" office:value="8.26">
            <text:p>$8.26</text:p>
          </table:table-cell>
          <table:table-cell office:value-type="string">
            <text:p>C390680</text:p>
          </table:table-cell>
          <table:table-cell office:value-type="string">
            <text:p><text:a xlink:href="https://lcsc.com/product-detail/Pin-Header-Female-Header_PINREX-210-91-04GB01_C390680.html">https://lcsc.com/product-detail/Pin-Header-Female-Header_PINREX-210-91-04GB01_C390680.html</text:a>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SCA320-C28H1G</text:p>
          </table:table-cell>
          <table:table-cell office:value-type="string">
            <text:p>DIP8</text:p>
          </table:table-cell>
          <table:table-cell office:value-type="string">
            <text:p>ACC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SWITCH_PUSHBUTTONC&amp;K_KSS</text:p>
          </table:table-cell>
          <table:table-cell office:value-type="string">
            <text:p>BTN_CK_KSS</text:p>
          </table:table-cell>
          <table:table-cell office:value-type="string">
            <text:p>RESETSW</text:p>
          </table:table-cell>
          <table:table-cell office:value-type="string">
            <text:p>Buttons</text:p>
          </table:table-cell>
          <table:table-cell table:style-name="ce1" office:value-type="currency" office:currency="USD" office:value="0.3">
            <text:p>$0.30</text:p>
          </table:table-cell>
          <table:table-cell office:value-type="currency" office:currency="USD" office:value="18.6">
            <text:p>$18.60</text:p>
          </table:table-cell>
          <table:table-cell office:value-type="currency" office:currency="USD" office:value="177">
            <text:p>$177.00</text:p>
          </table:table-cell>
          <table:table-cell office:value-type="string">
            <text:p>C125033</text:p>
          </table:table-cell>
          <table:table-cell office:value-type="string">
            <text:p><text:a xlink:href="https://lcsc.com/product-detail/Tactile-Switches_ALPS-Electric-SKHUPLE010_C125033.html">https://lcsc.com/product-detail/Tactile-Switches_ALPS-Electric-SKHUPLE010_C125033.html</text:a>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00nF</text:p>
          </table:table-cell>
          <table:table-cell office:value-type="string">
            <text:p>C-USC0805</text:p>
          </table:table-cell>
          <table:table-cell office:value-type="string">
            <text:p>C0805</text:p>
          </table:table-cell>
          <table:table-cell office:value-type="string">
            <text:p>C2</text:p>
          </table:table-cell>
          <table:table-cell office:value-type="string">
            <text:p>CAPACITOR, American symbol</text:p>
          </table:table-cell>
          <table:table-cell/>
          <table:table-cell office:value-type="currency" office:currency="USD" office:value="0.52">
            <text:p>$0.52</text:p>
          </table:table-cell>
          <table:table-cell office:value-type="currency" office:currency="USD" office:value="4.36">
            <text:p>$4.36</text:p>
          </table:table-cell>
          <table:table-cell office:value-type="string">
            <text:p>C49678</text:p>
          </table:table-cell>
          <table:table-cell office:value-type="string">
            <text:p><text:a xlink:href="https://lcsc.com/product-detail/Multilayer-Ceramic-Capacitors-MLCC-SMD-SMT_100nF-104-10-50V_C49678.html">https://lcsc.com/product-detail/Multilayer-Ceramic-Capacitors-MLCC-SMD-SMT_100nF-104-10-50V_C49678.html</text:a>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6MHz</text:p>
          </table:table-cell>
          <table:table-cell office:value-type="string">
            <text:p>CRYSTALHC49UP</text:p>
          </table:table-cell>
          <table:table-cell office:value-type="string">
            <text:p>HC49UP</text:p>
          </table:table-cell>
          <table:table-cell office:value-type="string">
            <text:p>XTAL</text:p>
          </table:table-cell>
          <table:table-cell office:value-type="string">
            <text:p>CRYSTAL</text:p>
          </table:table-cell>
          <table:table-cell/>
          <table:table-cell office:value-type="currency" office:currency="USD" office:value="6.49">
            <text:p>$6.49</text:p>
          </table:table-cell>
          <table:table-cell office:value-type="currency" office:currency="USD" office:value="56.64">
            <text:p>$56.64</text:p>
          </table:table-cell>
          <table:table-cell office:value-type="string">
            <text:p>C259047</text:p>
          </table:table-cell>
          <table:table-cell office:value-type="string">
            <text:p><text:a xlink:href="https://lcsc.com/product-detail/SMD-Crystal-Resonators_ECEC-ZheJiang-E-ast-Crystal-Elec-C16000J119_C259047.html">https://lcsc.com/product-detail/SMD-Crystal-Resonators_ECEC-ZheJiang-E-ast-Crystal-Elec-C16000J119_C259047.html</text:a>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K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1</text:p>
          </table:table-cell>
          <table:table-cell office:value-type="string">
            <text:p>RESISTOR, American symbol</text:p>
          </table:table-cell>
          <table:table-cell/>
          <table:table-cell office:value-type="currency" office:currency="USD" office:value="0.18">
            <text:p>$0.18</text:p>
          </table:table-cell>
          <table:table-cell office:value-type="currency" office:currency="USD" office:value="1.36">
            <text:p>$1.36</text:p>
          </table:table-cell>
          <table:table-cell office:value-type="string">
            <text:p>C702831</text:p>
          </table:table-cell>
          <table:table-cell office:value-type="string">
            <text:p><text:a xlink:href="https://lcsc.com/product-detail/Chip-Resistor-Surface-Mount_HKR-Hong-Kong-Resistors-RCT051KFLF_C702831.html">https://lcsc.com/product-detail/Chip-Resistor-Surface-Mount_HKR-Hong-Kong-Resistors-RCT051KFLF_C702831.html</text:a>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3V</text:p>
          </table:table-cell>
          <table:table-cell office:value-type="string">
            <text:p>BATTERYCR2540-SMT</text:p>
          </table:table-cell>
          <table:table-cell office:value-type="string">
            <text:p>CR2450</text:p>
          </table:table-cell>
          <table:table-cell office:value-type="string">
            <text:p>B1, B2</text:p>
          </table:table-cell>
          <table:table-cell office:value-type="string">
            <text:p>CR1220 SMT - Digikey: 3001K-ND</text:p>
          </table:table-cell>
          <table:table-cell table:style-name="ce1" office:value-type="currency" office:currency="USD" office:value="0.44">
            <text:p>$0.44</text:p>
          </table:table-cell>
          <table:table-cell office:value-type="currency" office:currency="USD" office:value="27.17">
            <text:p>$27.17</text:p>
          </table:table-cell>
          <table:table-cell office:value-type="currency" office:currency="USD" office:value="258.33">
            <text:p>$258.33</text:p>
          </table:table-cell>
          <table:table-cell office:value-type="string">
            <text:p>C238099</text:p>
          </table:table-cell>
          <table:table-cell office:value-type="string">
            <text:p><text:a xlink:href="https://lcsc.com/product-detail/Battery-Accessories-Contacts-Springs_Keystone_3002TR_Keystone-3002TR_C238099.html">https://lcsc.com/product-detail/Battery-Accessories-Contacts-Springs_Keystone_3002TR_Keystone-3002TR_C238099.html</text:a>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4.7uF</text:p>
          </table:table-cell>
          <table:table-cell office:value-type="string">
            <text:p>C-USC0805</text:p>
          </table:table-cell>
          <table:table-cell office:value-type="string">
            <text:p>C0805</text:p>
          </table:table-cell>
          <table:table-cell office:value-type="string">
            <text:p>C1</text:p>
          </table:table-cell>
          <table:table-cell office:value-type="string">
            <text:p>CAPACITOR, American symbol</text:p>
          </table:table-cell>
          <table:table-cell/>
          <table:table-cell office:value-type="currency" office:currency="USD" office:value="3.11">
            <text:p>$3.11</text:p>
          </table:table-cell>
          <table:table-cell office:value-type="currency" office:currency="USD" office:value="27.12">
            <text:p>$27.12</text:p>
          </table:table-cell>
          <table:table-cell office:value-type="string">
            <text:p>C277499</text:p>
          </table:table-cell>
          <table:table-cell office:value-type="string">
            <text:p><text:a xlink:href="https://lcsc.com/product-detail/Others_YAGEO-CC0805KKX7R7BB475_C277499.html">https://lcsc.com/product-detail/Others_YAGEO-CC0805KKX7R7BB475_C277499.html</text:a>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7805DT</text:p>
          </table:table-cell>
          <table:table-cell office:value-type="string">
            <text:p>TO252</text:p>
          </table:table-cell>
          <table:table-cell office:value-type="string">
            <text:p>IC1</text:p>
          </table:table-cell>
          <table:table-cell office:value-type="string">
            <text:p>Positive VOLTAGE REGULATOR</text:p>
          </table:table-cell>
          <table:table-cell table:style-name="ce1" office:value-type="currency" office:currency="USD" office:value="0.19">
            <text:p>$0.19</text:p>
          </table:table-cell>
          <table:table-cell office:value-type="currency" office:currency="USD" office:value="11.55">
            <text:p>$11.55</text:p>
          </table:table-cell>
          <table:table-cell office:value-type="currency" office:currency="USD" office:value="109.22">
            <text:p>$109.22</text:p>
          </table:table-cell>
          <table:table-cell office:value-type="string">
            <text:p>C174354</text:p>
          </table:table-cell>
          <table:table-cell office:value-type="string">
            <text:p><text:a xlink:href="https://lcsc.com/product-detail/Dropout-Regulators-LDO_Kodenshi-AUK-SN7805D_C174354.html">https://lcsc.com/product-detail/Dropout-Regulators-LDO_Kodenshi-AUK-SN7805D_C174354.html</text:a>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ATMEGA328P_TQFP</text:p>
          </table:table-cell>
          <table:table-cell office:value-type="string">
            <text:p>TQFP32-08</text:p>
          </table:table-cell>
          <table:table-cell office:value-type="string">
            <text:p>U1</text:p>
          </table:table-cell>
          <table:table-cell office:value-type="string">
            <text:p>Popular 328P in QFP</text:p>
          </table:table-cell>
          <table:table-cell table:style-name="ce1" office:value-type="currency" office:currency="USD" office:value="1.8">
            <text:p>$1.80</text:p>
          </table:table-cell>
          <table:table-cell office:value-type="currency" office:currency="USD" office:value="134.5">
            <text:p>$134.50</text:p>
          </table:table-cell>
          <table:table-cell office:value-type="currency" office:currency="USD" office:value="1260">
            <text:p>$1,260.00</text:p>
          </table:table-cell>
          <table:table-cell office:value-type="string">
            <text:p>C14877</text:p>
          </table:table-cell>
          <table:table-cell office:value-type="string">
            <text:p><text:a xlink:href="https://lcsc.com/product-detail/ATMEL-AVR_ATMEL_ATMEGA328P-AU_ATMEGA328P-AU_C14877.html">https://lcsc.com/product-detail/ATMEL-AVR_ATMEL_ATMEGA328P-AU_ATMEGA328P-AU_C14877.html</text:a>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PINHD-2X3</text:p>
          </table:table-cell>
          <table:table-cell office:value-type="string">
            <text:p>2X03</text:p>
          </table:table-cell>
          <table:table-cell office:value-type="string">
            <text:p>JP1</text:p>
          </table:table-cell>
          <table:table-cell office:value-type="string">
            <text:p>PIN HEADER</text:p>
          </table:table-cell>
          <table:table-cell/>
          <table:table-cell office:value-type="currency" office:currency="USD" office:value="3.04">
            <text:p>$3.04</text:p>
          </table:table-cell>
          <table:table-cell office:value-type="currency" office:currency="USD" office:value="20.57">
            <text:p>$20.57</text:p>
          </table:table-cell>
          <table:table-cell office:value-type="string">
            <text:p>C124384</text:p>
          </table:table-cell>
          <table:table-cell office:value-type="string">
            <text:p><text:a xlink:href="https://lcsc.com/product-detail/Pin-Header-Female-Header_Ckmtw-Shenzhen-Cankemeng-C124384_C124384.html">https://lcsc.com/product-detail/Pin-Header-Female-Header_Ckmtw-Shenzhen-Cankemeng-C124384_C124384.html</text:a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8">10/08/2020</text:date>, <text:time>18:4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meta:document-statistic meta:table-count="1" meta:cell-count="117" meta:object-count="0"/>
  </office:meta>
</office:document-meta>
</file>